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min-height="1.895cm" fo:padding-top="0.13cm" fo:padding-bottom="0.13cm" fo:padding-left="0.25cm" fo:padding-right="0.25cm" fo:wrap-option="no-wrap" draw:shadow="hidden" draw:shadow-color="#808080"/>
    </style:style>
    <style:style style:name="gr2" style:family="graphic">
      <style:graphic-properties style:protect="size"/>
    </style:style>
    <style:style style:name="pr1" style:family="presentation" style:parent-style-name="Výchozí-title">
      <style:graphic-properties draw:stroke="none" draw:fill="none" draw:fill-color="#bbe0e3" draw:textarea-horizontal-align="justify" draw:textarea-vertical-align="middle" draw:auto-grow-height="true" draw:auto-grow-width="false" fo:min-height="4.2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Výchozí-subtitle">
      <style:graphic-properties draw:stroke="none" draw:fill="none" draw:fill-color="#bbe0e3" draw:textarea-horizontal-align="justify" draw:textarea-vertical-align="top" draw:auto-grow-height="true" draw:auto-grow-width="false" fo:min-height="5.107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Výchozí-notes">
      <style:graphic-properties draw:fill-color="#ffffff" fo:min-height="13.365cm"/>
    </style:style>
    <style:style style:name="pr4" style:family="presentation" style:parent-style-name="Výchozí-title">
      <style:graphic-properties draw:fill-color="#ffffff" fo:min-height="3.256cm"/>
    </style:style>
    <style:style style:name="pr5" style:family="presentation" style:parent-style-name="Výchozí-subtitle">
      <style:graphic-properties draw:fill-color="#ffffff" fo:min-height="13.609cm"/>
    </style:style>
    <style:style style:name="pr6" style:family="presentation" style:parent-style-name="Výchozí-notes">
      <style:graphic-properties draw:fill-color="#ffffff" fo:min-height="13.114cm"/>
    </style:style>
    <style:style style:name="pr7" style:family="presentation" style:parent-style-name="Výchozí-subtitle" style:list-style-name="L7">
      <style:graphic-properties draw:fill-color="#ffffff" fo:min-height="13.609cm"/>
    </style:style>
    <style:style style:name="pr8" style:family="presentation" style:parent-style-name="Výchozí-title">
      <style:graphic-properties draw:fill-color="#ffffff" draw:auto-grow-height="true" fo:min-height="3.507cm"/>
    </style:style>
    <style:style style:name="pr9" style:family="presentation" style:parent-style-name="Výchozí-subtitle" style:list-style-name="L4">
      <style:graphic-properties draw:fill-color="#ffffff" fo:min-height="13.609cm"/>
    </style:style>
    <style:style style:name="pr10" style:family="presentation" style:parent-style-name="Výchozí-subtitle">
      <style:graphic-properties draw:fill-color="#ffffff" draw:textarea-horizontal-align="left" draw:textarea-vertical-align="top" fo:min-height="13.609cm"/>
    </style:style>
    <style:style style:name="pr11" style:family="presentation" style:parent-style-name="Výchozí-subtitle">
      <style:graphic-properties draw:fill-color="#ffffff" fo:min-height="5.961cm"/>
    </style:style>
    <style:style style:name="pr12" style:family="presentation" style:parent-style-name="Výchozí-subtitle" style:list-style-name="L3">
      <style:graphic-properties draw:fill-color="#ffffff" draw:auto-grow-height="true" fo:min-height="5cm"/>
    </style:style>
    <style:style style:name="pr13" style:family="presentation" style:parent-style-name="Výchozí-subtitle">
      <style:graphic-properties draw:fill-color="#ffffff" fo:min-height="16.648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  <style:text-properties fo:font-size="44pt" style:font-size-asian="44pt" style:font-size-complex="44pt"/>
    </style:style>
    <style:style style:name="P3" style:family="paragraph">
      <style:paragraph-properties fo:margin-left="1.2cm" fo:margin-right="0cm" fo:margin-top="0.211cm" fo:margin-bottom="0cm" text:enable-numbering="false" fo:text-indent="-0.6cm"/>
    </style:style>
    <style:style style:name="P4" style:family="paragraph">
      <style:paragraph-properties fo:margin-left="0cm" fo:margin-right="0cm" fo:margin-top="0.211cm" fo:margin-bottom="0cm" text:enable-numbering="false" fo:text-indent="0cm" style:writing-mode="lr-tb"/>
      <style:text-properties fo:font-size="32pt" style:font-size-asian="32pt" style:font-size-complex="32pt"/>
    </style:style>
    <style:style style:name="P5" style:family="paragraph">
      <style:paragraph-properties fo:margin-left="0cm" fo:margin-right="0cm" fo:margin-top="0.396cm" fo:margin-bottom="0cm" fo:text-align="center" text:enable-numbering="false" fo:text-indent="0cm"/>
    </style:style>
    <style:style style:name="P6" style:family="paragraph">
      <style:paragraph-properties fo:margin-left="0cm" fo:margin-right="0cm" fo:margin-top="0.396cm" fo:margin-bottom="0cm" fo:text-align="center" text:enable-numbering="false" fo:text-indent="0cm" style:writing-mode="lr-tb"/>
      <style:text-properties fo:font-size="32pt" style:font-size-asian="32pt" style:font-size-complex="32pt"/>
    </style:style>
    <style:style style:name="P7" style:family="paragraph">
      <style:paragraph-properties fo:margin-left="0.6cm" fo:margin-right="0cm" fo:text-indent="-0.6cm"/>
      <style:text-properties fo:font-size="14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1.2cm" fo:margin-right="0cm" fo:text-align="start" text:enable-numbering="true" fo:text-indent="-0.6cm"/>
    </style:style>
    <style:style style:name="P10" style:family="paragraph">
      <style:paragraph-properties fo:margin-left="0cm" fo:margin-right="0cm" fo:text-align="start" text:enable-numbering="true" fo:text-indent="0cm"/>
    </style:style>
    <style:style style:name="P11" style:family="paragraph">
      <style:paragraph-properties fo:margin-left="0.6cm" fo:margin-right="0cm" fo:text-indent="-0.6cm"/>
    </style:style>
    <style:style style:name="P12" style:family="paragraph">
      <style:paragraph-properties fo:margin-left="0.8cm" fo:margin-right="0cm" fo:line-height="100%" fo:text-align="start" text:enable-numbering="true" fo:text-indent="-0.8cm"/>
    </style:style>
    <style:style style:name="P13" style:family="paragraph">
      <style:paragraph-properties fo:margin-left="0.8cm" fo:margin-right="0cm" fo:line-height="100%" fo:text-align="start" text:enable-numbering="false" fo:text-indent="-0.8cm"/>
    </style:style>
    <style:style style:name="P14" style:family="paragraph">
      <style:paragraph-properties fo:margin-left="0cm" fo:margin-right="0cm" fo:text-align="start" text:enable-numbering="false" fo:text-indent="0cm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1.15cm" fo:margin-right="0cm" fo:line-height="150%" fo:text-align="start" text:enable-numbering="true" fo:text-indent="-1.15cm"/>
    </style:style>
    <style:style style:name="P17" style:family="paragraph">
      <style:paragraph-properties fo:margin-left="1.15cm" fo:margin-right="0cm" fo:line-height="150%" text:enable-numbering="true" fo:text-indent="-1.15cm"/>
    </style:style>
    <style:style style:name="P18" style:family="paragraph">
      <style:paragraph-properties fo:margin-left="0cm" fo:margin-right="0cm" fo:text-align="start" fo:text-indent="0cm" style:text-autospace="none"/>
    </style:style>
    <style:style style:name="P19" style:family="paragraph">
      <style:paragraph-properties fo:margin-left="0cm" fo:margin-right="0cm" fo:text-align="start" fo:text-indent="0cm"/>
      <style:text-properties fo:font-family="'Bitstream Vera Sans Mono'" style:font-family-generic="modern" style:font-pitch="fixed" fo:font-size="20pt" style:font-size-asian="20pt" style:font-size-complex="20pt"/>
    </style:style>
    <style:style style:name="T1" style:family="text">
      <style:text-properties fo:color="#000000" fo:font-size="44pt" fo:language="cs" fo:country="CZ" style:font-size-asian="44pt" style:font-size-complex="44pt"/>
    </style:style>
    <style:style style:name="T2" style:family="text">
      <style:text-properties fo:font-size="32pt" fo:language="cs" fo:country="CZ" style:font-size-asian="32pt" style:font-size-complex="32pt"/>
    </style:style>
    <style:style style:name="T3" style:family="text">
      <style:text-properties fo:font-size="32pt" fo:language="cs" fo:country="CZ" fo:font-weight="bold" style:font-size-asian="32pt" style:font-weight-asian="bold" style:font-size-complex="32pt" style:font-weight-complex="bold"/>
    </style:style>
    <style:style style:name="T4" style:family="text">
      <style:text-properties fo:font-family="'Bitstream Vera Sans Mono'" style:font-family-generic="modern" style:font-pitch="fixed" fo:font-size="20pt" style:font-family-asian="NimbusMonL-Regu" style:font-size-asian="20pt" style:font-family-complex="NimbusMonL-Regu" style:font-size-complex="20pt"/>
    </style:style>
    <style:style style:name="T5" style:family="text">
      <style:text-properties fo:font-family="'Bitstream Vera Sans Mono'" style:font-family-generic="modern" style:font-pitch="fixed" fo:font-size="20pt" fo:font-weight="bold" style:font-family-asian="NimbusMonL-Regu" style:font-size-asian="20pt" style:font-weight-asian="bold" style:font-family-complex="NimbusMonL-Regu" style:font-size-complex="20pt" style:font-weight-complex="bold"/>
    </style:style>
    <style:style style:name="T6" style:family="text">
      <style:text-properties fo:font-family="'Bitstream Vera Sans Mono'" style:font-family-generic="modern" style:font-pitch="fixed" fo:font-size="20pt" fo:font-weight="normal" style:font-family-asian="NimbusMonL-Regu" style:font-size-asian="20pt" style:font-weight-asian="normal" style:font-family-complex="NimbusMonL-Regu" style:font-size-complex="20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1.1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1.1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1.1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1.1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1.1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1.1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1.15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1.15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1.15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text-style-name="P2" draw:layer="layout" svg:width="25.245cm" svg:height="4.502cm" svg:x="1.985cm" svg:y="2.118cm" presentation:class="title" presentation:user-transformed="true">
          <draw:text-box>
            <text:p text:style-name="P1"><text:span text:style-name="T1">Obhajoba diplomové práce</text:span></text:p>
          </draw:text-box>
        </draw:frame>
        <draw:frame presentation:style-name="pr2" draw:text-style-name="P4" draw:layer="layout" svg:width="20.79cm" svg:height="5.367cm" svg:x="4.089cm" svg:y="11.37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>Jan Vondrouš</text:span></text:p>
                  </text:list-item>
                </text:list>
              </text:list-item>
            </text:list>
          </draw:text-box>
        </draw:frame>
        <draw:custom-shape draw:style-name="gr1" draw:text-style-name="P6" draw:layer="layout" svg:width="17.309cm" svg:height="2.155cm" svg:x="5.961cm" svg:y="7.631cm">
          <text:p text:style-name="P5"><text:span text:style-name="T3">Renovace MVC frameworků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873cm" svg:height="11.136cm" svg:x="6.562cm" svg:y="2.256cm" draw:page-number="1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1T0">
        <office:forms form:automatic-focus="false" form:apply-design-mode="false"/>
        <draw:frame presentation:style-name="pr4" draw:text-style-name="P8" draw:layer="layout" svg:width="26.729cm" svg:height="3.256cm" svg:x="1.271cm" svg:y="2.5cm" presentation:class="title" presentation:user-transformed="true">
          <draw:text-box>
            <text:p text:style-name="P8">Osnova</text:p>
          </draw:text-box>
        </draw:frame>
        <draw:frame presentation:style-name="pr5" draw:text-style-name="P10" draw:layer="layout" svg:width="26.729cm" svg:height="13.609cm" svg:x="1.5cm" svg:y="4.39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9">Představení architektury MVC a MVC frameworků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Proč se zabývat modernizací MVC frameworků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Obecné způsoby modernizac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Modernizace Struts 1 na Struts 2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Hlavní přínosy prác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Zodpovězení dotazů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1T0">
        <office:forms form:automatic-focus="false" form:apply-design-mode="false"/>
        <draw:frame presentation:style-name="pr4" draw:text-style-name="P8" draw:layer="layout" svg:width="26.729cm" svg:height="3.473cm" svg:x="1.5cm" svg:y="3cm" presentation:class="title" presentation:user-transformed="true">
          <draw:text-box>
            <text:p text:style-name="P8">Architektura MVC <text:line-break/>(Model-View-Controller)</text:p>
          </draw:text-box>
        </draw:frame>
        <draw:frame presentation:style-name="pr7" draw:text-style-name="P10" draw:layer="layout" svg:width="26.729cm" svg:height="13.609cm" svg:x="1.485cm" svg:y="5.039cm" presentation:class="subtitle">
          <draw:text-box>
            <text:list text:style-name="L2">
              <text:list-item>
                <text:p text:style-name="P12">Model – zajišťuje funkčnost aplikace</text:p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12">View (pohled) – představuje uživatelské rozhraní aplikace</text:p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12">Controller (řadič) – spojuje vrstvu pohledu a model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1T0">
        <office:forms form:automatic-focus="false" form:apply-design-mode="false"/>
        <draw:frame presentation:style-name="pr4" draw:text-style-name="P8" draw:layer="layout" svg:width="26.729cm" svg:height="3.256cm" svg:x="1.5cm" svg:y="3cm" presentation:class="title" presentation:user-transformed="true">
          <draw:text-box>
            <text:p text:style-name="P8">MVC frameworky</text:p>
          </draw:text-box>
        </draw:frame>
        <draw:frame presentation:style-name="pr5" draw:text-style-name="P10" draw:layer="layout" svg:width="26.729cm" svg:height="13.609cm" svg:x="1.485cm" svg:y="5.039cm" presentation:class="subtitle">
          <draw:text-box>
            <text:list text:style-name="L1">
              <text:list-item>
                <text:p text:style-name="P10">Částečně hotová aplikace</text:p>
              </text:list-item>
            </text:list>
            <text:list text:style-name="L1">
              <text:list-item>
                <text:p text:style-name="P10">Usnadňují použití architektury MVC</text:p>
              </text:list-item>
            </text:list>
            <text:list text:style-name="L3">
              <text:list-item>
                <text:p text:style-name="P10">Zjednodušují validaci vstupních polí a zobrazení chybových hlášení ...</text:p>
              </text:list-item>
            </text:list>
            <text:list text:style-name="L1">
              <text:list-item>
                <text:p text:style-name="P14"/>
              </text:list-item>
            </text:list>
            <text:list text:style-name="L1">
              <text:list-item>
                <text:p text:style-name="P14">Použití MVC frameworku podstatně zjednoduší a zrychlí vývoj a správu aplika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1T0">
        <office:forms form:automatic-focus="false" form:apply-design-mode="false"/>
        <draw:frame presentation:style-name="pr8" draw:text-style-name="P8" draw:layer="layout" svg:width="26.729cm" svg:height="3.507cm" svg:x="1.5cm" svg:y="2.493cm" presentation:class="title" presentation:user-transformed="true">
          <draw:text-box>
            <text:p text:style-name="P8">Proč se zabývat modernizací MVC frameworků?</text:p>
          </draw:text-box>
        </draw:frame>
        <draw:frame presentation:style-name="pr5" draw:text-style-name="P15" draw:layer="layout" svg:width="26.729cm" svg:height="13.609cm" svg:x="1.485cm" svg:y="5.039cm" presentation:class="subtitle">
          <draw:text-box>
            <text:p text:style-name="P15">MVC frameworky se začaly hojně používat a jsou součátí mnoha dnešních webových aplikací.</text:p>
            <text:p text:style-name="P15"/>
            <text:p text:style-name="P15">Zároveň se MVC frameworky postupně vyvíjely a vznikly nové frameworky, které vývoj aplikace ještě více zjednodušují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1T0">
        <office:forms form:automatic-focus="false" form:apply-design-mode="false"/>
        <draw:frame presentation:style-name="pr4" draw:text-style-name="P8" draw:layer="layout" svg:width="26.729cm" svg:height="3.473cm" svg:x="1.5cm" svg:y="2.527cm" presentation:class="title" presentation:user-transformed="true">
          <draw:text-box>
            <text:p text:style-name="P8">Obecné možnosti modernizace MVC frameworku</text:p>
          </draw:text-box>
        </draw:frame>
        <draw:frame presentation:style-name="pr9" draw:text-style-name="P17" draw:layer="layout" svg:width="26.729cm" svg:height="13.609cm" svg:x="1.485cm" svg:y="5.039cm" presentation:class="subtitle">
          <draw:text-box>
            <text:list text:style-name="L4">
              <text:list-item>
                <text:p text:style-name="P16">Ponechat stávající framework</text:p>
              </text:list-item>
            </text:list>
            <text:list text:style-name="L4" text:continue-numbering="true">
              <text:list-item>
                <text:p text:style-name="P16">Používat starý i nový framework zároveň</text:p>
              </text:list-item>
            </text:list>
            <text:list text:style-name="L4" text:continue-numbering="true">
              <text:list-item>
                <text:p text:style-name="P16">Aplikaci postupně přepsat do nového frameworku</text:p>
              </text:list-item>
            </text:list>
            <text:list text:style-name="L4" text:continue-numbering="true">
              <text:list-item>
                <text:p text:style-name="P16">Aplikaci vytvořit znovu v novém framework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1T0">
        <office:forms form:automatic-focus="false" form:apply-design-mode="false"/>
        <draw:frame presentation:style-name="pr4" draw:text-style-name="P8" draw:layer="layout" svg:width="26.729cm" svg:height="3.256cm" svg:x="1.485cm" svg:y="0.962cm" presentation:class="title">
          <draw:text-box>
            <text:p text:style-name="P8">Nejběžnější MVC frameworky</text:p>
          </draw:text-box>
        </draw:frame>
        <draw:frame presentation:style-name="pr5" draw:text-style-name="P15" draw:layer="layout" svg:width="26.729cm" svg:height="13.609cm" svg:x="1.271cm" svg:y="5cm" presentation:class="subtitle" presentation:user-transformed="true">
          <draw:text-box>
            <text:p text:style-name="P15">Struts 1, Struts 2, Java Server Faces, Tapestry, Spring MVC a Stripes</text:p>
            <text:p text:style-name="P15"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1T0">
        <office:forms form:automatic-focus="false" form:apply-design-mode="false"/>
        <draw:frame presentation:style-name="pr4" draw:text-style-name="P8" draw:layer="layout" svg:width="26.729cm" svg:height="3.256cm" svg:x="1.5cm" svg:y="1.5cm" presentation:class="title" presentation:user-transformed="true">
          <draw:text-box>
            <text:p text:style-name="P8">Převod Struts 1 na Struts 2</text:p>
          </draw:text-box>
        </draw:frame>
        <draw:frame presentation:style-name="pr10" draw:text-style-name="P15" draw:layer="layout" svg:width="26.729cm" svg:height="13.609cm" svg:x="1.485cm" svg:y="5.039cm" presentation:class="subtitle">
          <draw:text-box>
            <text:list text:style-name="L1">
              <text:list-item>
                <text:p text:style-name="P15">Struts 1 a Struts 2 nejsou tak podobné, jak by se podle názvu mohlo zdát.</text:p>
              </text:list-item>
            </text:list>
            <text:list text:style-name="L1">
              <text:list-item>
                <text:p text:style-name="P10">Hlavní rozdíly mezi Strust 1 a Struts 2</text:p>
              </text:list-item>
            </text:list>
            <text:list text:style-name="L1">
              <text:list-item>
                <text:p text:style-name="P10">Přidání Struts 2 do aplikace a jeho nastavení</text:p>
              </text:list-item>
            </text:list>
            <text:list text:style-name="L1">
              <text:list-item>
                <text:p text:style-name="P10">Převod souboru struts-config.xml na struts.xml</text:p>
              </text:list-item>
            </text:list>
            <text:list text:style-name="L1">
              <text:list-item>
                <text:p text:style-name="P10">Převod akcí</text:p>
              </text:list-item>
            </text:list>
            <text:list text:style-name="L1">
              <text:list-item>
                <text:p text:style-name="P10">Převod JSP stránek</text:p>
              </text:list-item>
            </text:list>
            <text:list text:style-name="L1">
              <text:list-item>
                <text:p text:style-name="P10">Lokalizace a validace</text:p>
              </text:list-item>
            </text:list>
            <text:list text:style-name="L1">
              <text:list-item>
                <text:p text:style-name="P10">Použítí zásuvného modulu Struts 1 plugin</text:p>
              </text:list-item>
            </text:list>
            <text:list text:style-name="L1">
              <text:list-item>
                <text:p text:style-name="P15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1T0">
        <office:forms form:automatic-focus="false" form:apply-design-mode="false"/>
        <draw:frame presentation:style-name="pr4" draw:text-style-name="P8" draw:layer="layout" svg:width="26.729cm" svg:height="3.256cm" svg:x="1.5cm" svg:y="2cm" presentation:class="title" presentation:user-transformed="true">
          <draw:text-box>
            <text:p text:style-name="P8">Případová studie</text:p>
          </draw:text-box>
        </draw:frame>
        <draw:frame presentation:style-name="pr11" draw:text-style-name="P15" draw:layer="layout" svg:width="26.729cm" svg:height="5.961cm" svg:x="1.5cm" svg:y="4cm" presentation:class="subtitle" presentation:user-transformed="true">
          <draw:text-box>
            <text:p text:style-name="P15">Realizovaná na aplikaci Kalkulátor energetické náročnosti technologií pro čištění kontaminovaných médií.</text:p>
          </draw:text-box>
        </draw:frame>
        <draw:frame presentation:style-name="pr4" draw:text-style-name="P8" draw:layer="layout" svg:width="26.729cm" svg:height="3.256cm" svg:x="1.5cm" svg:y="9.5cm" presentation:class="title" presentation:user-transformed="true">
          <draw:text-box>
            <text:p text:style-name="P8">Co ztěžovalo převod</text:p>
          </draw:text-box>
        </draw:frame>
        <draw:frame presentation:style-name="pr12" draw:text-style-name="P10" draw:layer="layout" svg:width="26.729cm" svg:height="5cm" svg:x="1.486cm" svg:y="12cm">
          <draw:text-box>
            <text:list text:style-name="L3">
              <text:list-item>
                <text:p text:style-name="P10">Dokumentace</text:p>
              </text:list-item>
            </text:list>
            <text:list text:style-name="L3">
              <text:list-item>
                <text:p text:style-name="P10">Nesrozumitelný kód</text:p>
              </text:list-item>
            </text:list>
            <text:list text:style-name="L3">
              <text:list-item>
                <text:p text:style-name="P10">Třídy Struts 1 hluboko uvnitř aplika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1T0">
        <office:forms form:automatic-focus="false" form:apply-design-mode="false"/>
        <draw:frame presentation:style-name="pr4" draw:layer="layout" svg:width="26.729cm" svg:height="3.256cm" svg:x="1.5cm" svg:y="2.5cm" presentation:class="title" presentation:user-transformed="true">
          <draw:text-box>
            <text:p text:style-name="P8">Přínos práce</text:p>
          </draw:text-box>
        </draw:frame>
        <draw:frame presentation:style-name="pr5" draw:layer="layout" svg:width="26.729cm" svg:height="13.609cm" svg:x="1.271cm" svg:y="3.5cm" presentation:class="subtitle" presentation:user-transformed="true">
          <draw:text-box>
            <text:list text:style-name="L5">
              <text:list-item>
                <text:p text:style-name="P10">Způsob a možnosti modernizace frameworku</text:p>
              </text:list-item>
            </text:list>
            <text:list text:style-name="L6">
              <text:list-item>
                <text:list>
                  <text:list-item>
                    <text:p text:style-name="P9">Rozdělení způsobů modernizac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Důvody pro a proti modernizaci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10">Realizace modernizace Struts 1 na Struts 2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1T0">
        <office:forms form:automatic-focus="false" form:apply-design-mode="false"/>
        <draw:frame presentation:style-name="pr4" draw:text-style-name="P8" draw:layer="layout" svg:width="26.729cm" svg:height="3.256cm" svg:x="1.5cm" svg:y="2.244cm" presentation:class="title" presentation:user-transformed="true">
          <draw:text-box>
            <text:p text:style-name="P8">Dotazy a připomínky z posudků</text:p>
          </draw:text-box>
        </draw:frame>
        <draw:frame presentation:style-name="pr5" draw:text-style-name="P15" draw:layer="layout" svg:width="26.729cm" svg:height="13.609cm" svg:x="1.485cm" svg:y="5.039cm" presentation:class="subtitle">
          <draw:text-box>
            <text:list text:style-name="L1">
              <text:list-item>
                <text:p text:style-name="P15"/>
              </text:list-item>
            </text:list>
            <text:list text:style-name="L1">
              <text:list-item>
                <text:p text:style-name="P10">Zda bylo nutné pro modernizaci aplikace zasahovat do objektového modelu.</text:p>
              </text:list-item>
            </text:list>
            <text:list text:style-name="L1">
              <text:list-item>
                <text:p text:style-name="P10">Proč používám slovo framework, a ne rámec.</text:p>
              </text:list-item>
            </text:list>
            <text:list text:style-name="L1">
              <text:list-item>
                <text:p text:style-name="P10">V textu nejsou vyznačena klíčová slova a identifikátory.</text:p>
              </text:list-item>
            </text:list>
            <text:list text:style-name="L1">
              <text:list-item>
                <text:p text:style-name="P15"/>
              </text:list-item>
            </text:list>
            <text:list text:style-name="L1">
              <text:list-item>
                <text:p text:style-name="P15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1T0">
        <office:forms form:automatic-focus="false" form:apply-design-mode="false"/>
        <draw:frame presentation:style-name="pr4" draw:layer="layout" svg:width="26.729cm" svg:height="3.256cm" svg:x="1.271cm" svg:y="5.5cm" presentation:class="title" presentation:user-transformed="true">
          <draw:text-box>
            <text:p text:style-name="P8">Dotazy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1T0">
        <office:forms form:automatic-focus="false" form:apply-design-mode="false"/>
        <draw:frame presentation:style-name="pr13" draw:text-style-name="P19" draw:layer="layout" svg:width="27.515cm" svg:height="16.648cm" svg:x="1.485cm" svg:y="2cm" presentation:class="subtitle" presentation:user-transformed="true">
          <draw:text-box>
            <text:p text:style-name="P18"><text:span text:style-name="T4">...</text:span></text:p>
            <text:p text:style-name="P18"><text:span text:style-name="T4">&lt;</text:span><text:span text:style-name="T5">form-beans</text:span><text:span text:style-name="T4">&gt;</text:span></text:p>
            <text:p text:style-name="P18"><text:span text:style-name="T4"><text:s text:c="2"/></text:span><text:span text:style-name="T6">&lt;</text:span><text:span text:style-name="T5">form-bean</text:span><text:span text:style-name="T4"> name="TestForm" type="balik.TestForm"/&gt;</text:span></text:p>
            <text:p text:style-name="P18"><text:span text:style-name="T4">&lt;</text:span><text:span text:style-name="T5">/form-beans</text:span><text:span text:style-name="T4">&gt;</text:span></text:p>
            <text:p text:style-name="P18"><text:span text:style-name="T4">&lt;</text:span><text:span text:style-name="T5">action-mappings</text:span><text:span text:style-name="T4">&gt;</text:span></text:p>
            <text:p text:style-name="P18"><text:span text:style-name="T4"><text:s text:c="2"/></text:span><text:span text:style-name="T4">&lt;</text:span><text:span text:style-name="T5">action</text:span><text:span text:style-name="T4"> path="/test" type="balik.TestAction" name="TestForm"&gt;</text:span></text:p>
            <text:p text:style-name="P18"><text:span text:style-name="T4"><text:s text:c="4"/></text:span><text:span text:style-name="T4">&lt;</text:span><text:span text:style-name="T5">forward</text:span><text:span text:style-name="T4"> name="vysledek" path="/vysledek.jsp" /&gt;</text:span></text:p>
            <text:p text:style-name="P18"><text:span text:style-name="T4"><text:s text:c="2"/></text:span><text:span text:style-name="T4">&lt;/</text:span><text:span text:style-name="T5">action</text:span><text:span text:style-name="T4">&gt;</text:span></text:p>
            <text:p text:style-name="P18"><text:span text:style-name="T4">&lt;/</text:span><text:span text:style-name="T5">action-mappings</text:span><text:span text:style-name="T4">&gt;</text:span></text:p>
            <text:p text:style-name="P18"><text:span text:style-name="T4">...</text:span></text:p>
            <text:p text:style-name="P18"><text:span text:style-name="T4"/></text:p>
            <text:p text:style-name="P18"><text:span text:style-name="T4"/></text:p>
            <text:p text:style-name="P18"><text:span text:style-name="T4">...</text:span></text:p>
            <text:p text:style-name="P18"><text:span text:style-name="T4">&lt;</text:span><text:span text:style-name="T5">package</text:span><text:span text:style-name="T4"> name="default" extends="struts-default" &gt;</text:span></text:p>
            <text:p text:style-name="P18"><text:span text:style-name="T4"><text:s text:c="2"/></text:span><text:span text:style-name="T4">&lt;</text:span><text:span text:style-name="T5">action</text:span><text:span text:style-name="T4"> name="test" class="balik.TestAction" &gt;</text:span></text:p>
            <text:p text:style-name="P18"><text:span text:style-name="T4"><text:s text:c="4"/></text:span><text:span text:style-name="T4">&lt;</text:span><text:span text:style-name="T5">result</text:span><text:span text:style-name="T4"> name="vysledek"&gt;/vysledek.jsp&lt;/result&gt;</text:span></text:p>
            <text:p text:style-name="P18"><text:span text:style-name="T4"><text:s text:c="2"/></text:span><text:span text:style-name="T4">&lt;</text:span><text:span text:style-name="T5">/action</text:span><text:span text:style-name="T4">&gt;</text:span></text:p>
            <text:p text:style-name="P18"><text:span text:style-name="T4">&lt;</text:span><text:span text:style-name="T5">/package</text:span><text:span text:style-name="T4">&gt;</text:span></text:p>
            <text:p text:style-name="P18"><text:span text:style-name="T4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>
        <text:list-style style:name="Výchozí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outline2" style:family="presentation" style:parent-style-name="Výchozí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číslo&gt;</text:page-number></text:span></text:p>
        </draw:text-box>
      </draw:frame>
      <draw:page-thumbnail draw:layer="backgroundobjects" svg:width="5.939cm" svg:height="4.199cm" svg:x="2.97cm" svg:y="4.147cm" draw:page-number="1"/>
      <draw:page-thumbnail draw:layer="backgroundobjects" svg:width="5.939cm" svg:height="4.199cm" svg:x="11.88cm" svg:y="4.147cm"/>
      <draw:page-thumbnail draw:layer="backgroundobjects" svg:width="5.939cm" svg:height="4.199cm" svg:x="20.79cm" svg:y="4.147cm"/>
      <draw:page-thumbnail draw:layer="backgroundobjects" svg:width="5.939cm" svg:height="4.199cm" svg:x="2.97cm" svg:y="12.652cm"/>
      <draw:page-thumbnail draw:layer="backgroundobjects" svg:width="5.939cm" svg:height="4.199cm" svg:x="11.88cm" svg:y="12.652cm"/>
      <draw:page-thumbnail draw:layer="backgroundobjects" svg:width="5.939cm" svg:height="4.199cm" svg:x="20.79cm" svg:y="12.652cm"/>
    </style:handout-master>
    <style:master-page style:name="Výchozí" style:page-layout-name="PM0" draw:style-name="dp1">
      <office:forms form:automatic-focus="false" form:apply-design-mode="false"/>
      <draw:frame presentation:style-name="Výchozí-title" draw:layer="backgroundobjects" svg:width="26.729cm" svg:height="3.506cm" svg:x="1.485cm" svg:y="0.837cm" presentation:class="title" presentation:placeholder="true">
        <draw:text-box/>
      </draw:frame>
      <draw:frame presentation:style-name="Výchozí-outline1" draw:layer="backgroundobjects" svg:width="26.729cm" svg:height="13.859cm" svg:x="1.485cm" svg:y="4.914cm" presentation:class="outline" presentation:placeholder="true">
        <draw:text-box/>
      </draw:frame>
      <draw:frame presentation:style-name="pr1" draw:text-style-name="P1" draw:layer="backgroundobjects" svg:width="6.919cm" svg:height="1.448cm" svg:x="1.485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9.414cm" svg:height="1.448cm" svg:x="10.157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919cm" svg:height="1.448cm" svg:x="21.294cm" svg:y="19.131cm" presentation:class="page-number">
        <draw:text-box>
          <text:p text:style-name="P2"><text:span text:style-name="T1"><text:page-number>&lt;číslo&gt;</text:page-number></text:span></text:p>
        </draw:text-box>
      </draw:frame>
      <presentation:notes style:page-layout-name="PM1">
        <office:forms form:automatic-focus="false" form:apply-design-mode="false"/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Jan Vondrouš</meta:initial-creator>
    <meta:creation-date>2008-06-28T10:25:22</meta:creation-date>
    <dc:date>2008-07-02T21:01:26</dc:date>
    <meta:print-date>2008-07-02T16:26:12</meta:print-date>
    <meta:editing-cycles>25</meta:editing-cycles>
    <meta:editing-duration>P1DT14H4M20S</meta:editing-duration>
    <meta:user-defined meta:name="Informace 1"/>
    <meta:user-defined meta:name="Informace 2"/>
    <meta:user-defined meta:name="Informace 3"/>
    <meta:user-defined meta:name="Informace 4"/>
    <meta:document-statistic meta:object-count="74"/>
  </office:meta>
</office:document-meta>
</file>